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-column" style:name="co0">
      <style:table-column-properties style:column-width="50mm"/>
    </style:style>
    <style:style style:family="table-column" style:name="co1">
      <style:table-column-properties style:column-width="50mm"/>
    </style:style>
    <style:style style:family="table-column" style:name="co2">
      <style:table-column-properties style:column-width="50mm"/>
    </style:style>
    <style:style style:family="table-column" style:name="co3">
      <style:table-column-properties style:column-width="50mm"/>
    </style:style>
    <style:style style:family="table-column" style:name="co4">
      <style:table-column-properties style:column-width="50mm"/>
    </style:style>
    <style:style style:family="table-column" style:name="co5">
      <style:table-column-properties style:column-width="50mm"/>
    </style:style>
    <style:style style:family="table-column" style:name="co6">
      <style:table-column-properties style:column-width="50mm"/>
    </style:style>
    <style:style style:family="table-column" style:name="co7">
      <style:table-column-properties style:column-width="50mm"/>
    </style:style>
    <style:style style:family="table-column" style:name="co8">
      <style:table-column-properties style:column-width="50mm"/>
    </style:style>
    <style:style style:family="table-column" style:name="co9">
      <style:table-column-properties style:column-width="50mm"/>
    </style:style>
    <style:style style:family="table-column" style:name="co10">
      <style:table-column-properties style:column-width="50mm"/>
    </style:style>
    <style:style style:family="table-column" style:name="co11">
      <style:table-column-properties style:column-width="50mm"/>
    </style:style>
    <style:style style:family="table-column" style:name="co12">
      <style:table-column-properties style:column-width="50mm"/>
    </style:style>
    <style:style style:family="table-column" style:name="co13">
      <style:table-column-properties style:column-width="50mm"/>
    </style:style>
    <style:style style:family="table-column" style:name="co14">
      <style:table-column-properties style:column-width="50mm"/>
    </style:style>
    <style:style style:family="table-column" style:name="co15">
      <style:table-column-properties style:column-width="50mm"/>
    </style:style>
    <style:style style:family="table-column" style:name="co16">
      <style:table-column-properties style:column-width="50mm"/>
    </style:style>
    <style:style style:family="table-column" style:name="co17">
      <style:table-column-properties style:column-width="50mm"/>
    </style:style>
    <style:style style:family="table-column" style:name="co18">
      <style:table-column-properties style:column-width="50mm"/>
    </style:style>
    <style:style style:family="table-column" style:name="co19">
      <style:table-column-properties style:column-width="50mm"/>
    </style:style>
    <style:style style:family="table-column" style:name="co20">
      <style:table-column-properties style:column-width="50mm"/>
    </style:style>
    <style:style style:family="table-column" style:name="co21">
      <style:table-column-properties style:column-width="50mm"/>
    </style:style>
    <style:style style:family="table-column" style:name="co22">
      <style:table-column-properties style:column-width="50mm"/>
    </style:style>
    <style:style style:family="table-column" style:name="co23">
      <style:table-column-properties style:column-width="50mm"/>
    </style:style>
    <style:style style:family="table-column" style:name="co24">
      <style:table-column-properties style:column-width="50mm"/>
    </style:style>
    <style:style style:family="table-column" style:name="co25">
      <style:table-column-properties style:column-width="50mm"/>
    </style:style>
    <style:style style:family="table-column" style:name="co26">
      <style:table-column-properties style:column-width="50mm"/>
    </style:style>
    <style:style style:family="table-column" style:name="co27">
      <style:table-column-properties style:column-width="50mm"/>
    </style:style>
    <style:style style:family="table-column" style:name="co28">
      <style:table-column-properties style:column-width="50mm"/>
    </style:style>
    <style:style style:family="table-column" style:name="co29">
      <style:table-column-properties style:column-width="50mm"/>
    </style:style>
    <style:style style:family="table-column" style:name="co30">
      <style:table-column-properties style:column-width="50mm"/>
    </style:style>
    <style:style style:family="table-column" style:name="co31">
      <style:table-column-properties style:column-width="50mm"/>
    </style:style>
    <style:style style:family="table-column" style:name="co32">
      <style:table-column-properties style:column-width="50mm"/>
    </style:style>
    <style:style style:family="table-column" style:name="co33">
      <style:table-column-properties style:column-width="50mm"/>
    </style:style>
    <style:style style:family="table-column" style:name="co34">
      <style:table-column-properties style:column-width="50mm"/>
    </style:style>
    <style:style style:family="table-column" style:name="co35">
      <style:table-column-properties style:column-width="50mm"/>
    </style:style>
    <style:style style:family="table-column" style:name="co36">
      <style:table-column-properties style:column-width="50mm"/>
    </style:style>
    <style:style style:family="table-column" style:name="co37">
      <style:table-column-properties style:column-width="50mm"/>
    </style:style>
    <style:style style:family="table-column" style:name="co38">
      <style:table-column-properties style:column-width="50mm"/>
    </style:style>
    <style:style style:family="table-column" style:name="co39">
      <style:table-column-properties style:column-width="50mm"/>
    </style:style>
    <style:style style:family="table-column" style:name="co40">
      <style:table-column-properties style:column-width="50mm"/>
    </style:style>
    <style:style style:family="table-column" style:name="co41">
      <style:table-column-properties style:column-width="50mm"/>
    </style:style>
    <style:style style:family="table-column" style:name="co42">
      <style:table-column-properties style:column-width="50mm"/>
    </style:style>
    <style:style style:family="table-column" style:name="co43">
      <style:table-column-properties style:column-width="50mm"/>
    </style:style>
    <style:style style:family="table-column" style:name="co44">
      <style:table-column-properties style:column-width="50mm"/>
    </style:style>
    <style:style style:family="table-column" style:name="co45">
      <style:table-column-properties style:column-width="50mm"/>
    </style:style>
    <style:style style:family="table-column" style:name="co46">
      <style:table-column-properties style:column-width="50mm"/>
    </style:style>
    <style:style style:family="table-column" style:name="co47">
      <style:table-column-properties style:column-width="50mm"/>
    </style:style>
    <style:style style:family="table-column" style:name="co48">
      <style:table-column-properties style:column-width="50mm"/>
    </style:style>
    <style:style style:family="table-column" style:name="co49">
      <style:table-column-properties style:column-width="50mm"/>
    </style:style>
    <style:style style:family="table-column" style:name="co50">
      <style:table-column-properties style:column-width="50mm"/>
    </style:style>
    <style:style style:family="table-column" style:name="co51">
      <style:table-column-properties style:column-width="50mm"/>
    </style:style>
    <style:style style:family="table-column" style:name="co52">
      <style:table-column-properties style:column-width="50mm"/>
    </style:style>
    <style:style style:family="table-column" style:name="co53">
      <style:table-column-properties style:column-width="50mm"/>
    </style:style>
    <style:style style:family="table-column" style:name="co54">
      <style:table-column-properties style:column-width="50mm"/>
    </style:style>
    <style:style style:family="table-column" style:name="co55">
      <style:table-column-properties style:column-width="50mm"/>
    </style:style>
    <style:style style:family="table-column" style:name="co56">
      <style:table-column-properties style:column-width="50mm"/>
    </style:style>
    <style:style style:family="table-column" style:name="co57">
      <style:table-column-properties style:column-width="50mm"/>
    </style:style>
    <style:style style:family="table-column" style:name="co58">
      <style:table-column-properties style:column-width="50mm"/>
    </style:style>
    <style:style style:family="table-column" style:name="co59">
      <style:table-column-properties style:column-width="50mm"/>
    </style:style>
    <style:style style:family="table-column" style:name="co60">
      <style:table-column-properties style:column-width="50mm"/>
    </style:style>
    <style:style style:family="table-column" style:name="co61">
      <style:table-column-properties style:column-width="50mm"/>
    </style:style>
    <style:style style:family="table-column" style:name="co62">
      <style:table-column-properties style:column-width="50mm"/>
    </style:style>
    <style:style style:family="table-column" style:name="co63">
      <style:table-column-properties style:column-width="50mm"/>
    </style:style>
    <style:style style:family="table-column" style:name="co64">
      <style:table-column-properties style:column-width="50mm"/>
    </style:style>
    <style:style style:family="table-column" style:name="co65">
      <style:table-column-properties style:column-width="50mm"/>
    </style:style>
    <style:style style:family="table-column" style:name="co66">
      <style:table-column-properties style:column-width="50mm"/>
    </style:style>
    <style:style style:family="table-column" style:name="co67">
      <style:table-column-properties style:column-width="50mm"/>
    </style:style>
    <style:style style:family="table-column" style:name="co68">
      <style:table-column-properties style:column-width="50mm"/>
    </style:style>
    <style:style style:family="table-column" style:name="co69">
      <style:table-column-properties style:column-width="50mm"/>
    </style:style>
    <style:style style:family="table-column" style:name="co70">
      <style:table-column-properties style:column-width="50mm"/>
    </style:style>
    <style:style style:family="table-column" style:name="co71">
      <style:table-column-properties style:column-width="50mm"/>
    </style:style>
    <style:style style:family="table-column" style:name="co72">
      <style:table-column-properties style:column-width="50mm"/>
    </style:style>
    <style:style style:family="table-column" style:name="co73">
      <style:table-column-properties style:column-width="50mm"/>
    </style:style>
    <style:style style:family="table-column" style:name="co74">
      <style:table-column-properties style:column-width="50mm"/>
    </style:style>
    <style:style style:family="table-column" style:name="co75">
      <style:table-column-properties style:column-width="50mm"/>
    </style:style>
    <style:style style:family="table-column" style:name="co76">
      <style:table-column-properties style:column-width="50mm"/>
    </style:style>
    <style:style style:family="table-column" style:name="co77">
      <style:table-column-properties style:column-width="50mm"/>
    </style:style>
    <style:style style:family="table-column" style:name="co78">
      <style:table-column-properties style:column-width="50mm"/>
    </style:style>
    <style:style style:family="table-column" style:name="co79">
      <style:table-column-properties style:column-width="50mm"/>
    </style:style>
    <style:style style:family="table-column" style:name="co80">
      <style:table-column-properties style:column-width="50mm"/>
    </style:style>
    <style:style style:family="table-column" style:name="co81">
      <style:table-column-properties style:column-width="50mm"/>
    </style:style>
    <style:style style:family="table-column" style:name="co82">
      <style:table-column-properties style:column-width="50mm"/>
    </style:style>
    <style:style style:family="table-column" style:name="co83">
      <style:table-column-properties style:column-width="50mm"/>
    </style:style>
    <style:style style:family="table-column" style:name="co84">
      <style:table-column-properties style:column-width="50mm"/>
    </style:style>
    <style:style style:family="table-column" style:name="co85">
      <style:table-column-properties style:column-width="50mm"/>
    </style:style>
    <style:style style:family="table-column" style:name="co86">
      <style:table-column-properties style:column-width="50mm"/>
    </style:style>
    <style:style style:family="table-column" style:name="co87">
      <style:table-column-properties style:column-width="50mm"/>
    </style:style>
    <style:style style:family="table-column" style:name="co88">
      <style:table-column-properties style:column-width="50mm"/>
    </style:style>
    <style:style style:family="table-column" style:name="co89">
      <style:table-column-properties style:column-width="50mm"/>
    </style:style>
    <style:style style:family="table-column" style:name="co90">
      <style:table-column-properties style:column-width="50mm"/>
    </style:style>
    <style:style style:family="table-column" style:name="co91">
      <style:table-column-properties style:column-width="50mm"/>
    </style:style>
    <style:style style:family="table-column" style:name="co92">
      <style:table-column-properties style:column-width="50mm"/>
    </style:style>
    <style:style style:family="table-column" style:name="co93">
      <style:table-column-properties style:column-width="50mm"/>
    </style:style>
    <style:style style:family="table-column" style:name="co94">
      <style:table-column-properties style:column-width="50mm"/>
    </style:style>
    <style:style style:family="table-column" style:name="co95">
      <style:table-column-properties style:column-width="50mm"/>
    </style:style>
    <style:style style:family="table-column" style:name="co96">
      <style:table-column-properties style:column-width="50mm"/>
    </style:style>
    <style:style style:family="table-column" style:name="co97">
      <style:table-column-properties style:column-width="50mm"/>
    </style:style>
    <style:style style:family="table-column" style:name="co98">
      <style:table-column-properties style:column-width="50mm"/>
    </style:style>
    <style:style style:family="table-column" style:name="co99">
      <style:table-column-properties style:column-width="50mm"/>
    </style:style>
  </office:automatic-styles>
  <office:body>
    <office:spreadsheet>
      <table:table table:style-name="ta0">
        <table:table-column table:style-name="co0"/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 table:style-name="co7"/>
        <table:table-column table:style-name="co8"/>
        <table:table-column table:style-name="co9"/>
        <table:table-column table:style-name="co10"/>
        <table:table-column table:style-name="co11"/>
        <table:table-column table:style-name="co12"/>
        <table:table-column table:style-name="co13"/>
        <table:table-column table:style-name="co14"/>
        <table:table-column table:style-name="co15"/>
        <table:table-column table:style-name="co16"/>
        <table:table-column table:style-name="co17"/>
        <table:table-column table:style-name="co18"/>
        <table:table-column table:style-name="co19"/>
        <table:table-column table:style-name="co20"/>
        <table:table-column table:style-name="co21"/>
        <table:table-column table:style-name="co22"/>
        <table:table-column table:style-name="co23"/>
        <table:table-column table:style-name="co24"/>
        <table:table-column table:style-name="co25"/>
        <table:table-column table:style-name="co26"/>
        <table:table-column table:style-name="co27"/>
        <table:table-column table:style-name="co28"/>
        <table:table-column table:style-name="co29"/>
        <table:table-column table:style-name="co30"/>
        <table:table-column table:style-name="co31"/>
        <table:table-column table:style-name="co32"/>
        <table:table-column table:style-name="co33"/>
        <table:table-column table:style-name="co34"/>
        <table:table-column table:style-name="co35"/>
        <table:table-column table:style-name="co36"/>
        <table:table-column table:style-name="co37"/>
        <table:table-column table:style-name="co38"/>
        <table:table-column table:style-name="co39"/>
        <table:table-column table:style-name="co40"/>
        <table:table-column table:style-name="co41"/>
        <table:table-column table:style-name="co42"/>
        <table:table-column table:style-name="co43"/>
        <table:table-column table:style-name="co44"/>
        <table:table-column table:style-name="co45"/>
        <table:table-column table:style-name="co46"/>
        <table:table-column table:style-name="co47"/>
        <table:table-column table:style-name="co48"/>
        <table:table-column table:style-name="co49"/>
        <table:table-column table:style-name="co50"/>
        <table:table-column table:style-name="co51"/>
        <table:table-column table:style-name="co52"/>
        <table:table-column table:style-name="co53"/>
        <table:table-column table:style-name="co54"/>
        <table:table-column table:style-name="co55"/>
        <table:table-column table:style-name="co56"/>
        <table:table-column table:style-name="co57"/>
        <table:table-column table:style-name="co58"/>
        <table:table-column table:style-name="co59"/>
        <table:table-column table:style-name="co60"/>
        <table:table-column table:style-name="co61"/>
        <table:table-column table:style-name="co62"/>
        <table:table-column table:style-name="co63"/>
        <table:table-column table:style-name="co64"/>
        <table:table-column table:style-name="co65"/>
        <table:table-column table:style-name="co66"/>
        <table:table-column table:style-name="co67"/>
        <table:table-column table:style-name="co68"/>
        <table:table-column table:style-name="co69"/>
        <table:table-column table:style-name="co70"/>
        <table:table-column table:style-name="co71"/>
        <table:table-column table:style-name="co72"/>
        <table:table-column table:style-name="co73"/>
        <table:table-column table:style-name="co74"/>
        <table:table-column table:style-name="co75"/>
        <table:table-column table:style-name="co76"/>
        <table:table-column table:style-name="co77"/>
        <table:table-column table:style-name="co78"/>
        <table:table-column table:style-name="co79"/>
        <table:table-column table:style-name="co80"/>
        <table:table-column table:style-name="co81"/>
        <table:table-column table:style-name="co82"/>
        <table:table-column table:style-name="co83"/>
        <table:table-column table:style-name="co84"/>
        <table:table-column table:style-name="co85"/>
        <table:table-column table:style-name="co86"/>
        <table:table-column table:style-name="co87"/>
        <table:table-column table:style-name="co88"/>
        <table:table-column table:style-name="co89"/>
        <table:table-column table:style-name="co90"/>
        <table:table-column table:style-name="co91"/>
        <table:table-column table:style-name="co92"/>
        <table:table-column table:style-name="co93"/>
        <table:table-column table:style-name="co94"/>
        <table:table-column table:style-name="co95"/>
        <table:table-column table:style-name="co96"/>
        <table:table-column table:style-name="co97"/>
        <table:table-column table:style-name="co98"/>
        <table:table-column table:style-name="co99"/>
        <table:table-row>
          <table:table-cell office:value-type="string">
            <text:p>Raport przychodu od 2023-11-01 00:00 do 2023-12-01 00:00</text:p>
          </table:table-cell>
          <table:table-cell table:number-columns-repeated="99"/>
        </table:table-row>
        <table:table-row>
          <table:table-cell office:value-type="string">
            <text:p>Baza</text:p>
          </table:table-cell>
          <table:table-cell office:value-type="string">
            <text:p>Roszków</text:p>
          </table:table-cell>
          <table:table-cell table:number-columns-repeated="98"/>
        </table:table-row>
        <table:table-row>
          <table:table-cell office:value-type="string">
            <text:p>Licznik:</text:p>
          </table:table-cell>
          <table:table-cell office:value-type="string">
            <text:p>Cena - RDN W-mean</text:p>
          </table:table-cell>
          <table:table-cell office:value-type="string">
            <text:p>Cena - RDN Fixing</text:p>
          </table:table-cell>
          <table:table-cell office:value-type="string">
            <text:p>Cena - RDN CRE</text:p>
          </table:table-cell>
          <table:table-cell office:value-type="string">
            <text:p>Cena - RB CRO</text:p>
          </table:table-cell>
          <table:table-cell table:number-columns-repeated="95"/>
        </table:table-row>
        <table:table-row>
          <table:table-cell office:value-type="string">
            <text:p>Całkowita cena:</text:p>
          </table:table-cell>
          <table:table-cell office:value-type="string">
            <text:p>24887.47</text:p>
          </table:table-cell>
          <table:table-cell office:value-type="string">
            <text:p>24391.28</text:p>
          </table:table-cell>
          <table:table-cell office:value-type="string">
            <text:p>24630.57</text:p>
          </table:table-cell>
          <table:table-cell office:value-type="string">
            <text:p>28339.20</text:p>
          </table:table-cell>
          <table:table-cell table:number-columns-repeated="95"/>
        </table:table-row>
        <table:table-row>
          <table:table-cell office:value-type="string">
            <text:p>Średnia cena:</text:p>
          </table:table-cell>
          <table:table-cell office:value-type="string">
            <text:p>0.36</text:p>
          </table:table-cell>
          <table:table-cell office:value-type="string">
            <text:p>0.35</text:p>
          </table:table-cell>
          <table:table-cell office:value-type="string">
            <text:p>0.36</text:p>
          </table:table-cell>
          <table:table-cell office:value-type="string">
            <text:p>0.41</text:p>
          </table:table-cell>
          <table:table-cell table:number-columns-repeated="95"/>
        </table:table-row>
        <table:table-row>
          <table:table-cell/>
          <table:table-cell table:number-columns-repeated="99"/>
        </table:table-row>
        <table:table-row>
          <table:table-cell office:value-type="string">
            <text:p>Największa wartość:</text:p>
          </table:table-cell>
          <table:table-cell table:number-columns-repeated="99"/>
        </table:table-row>
        <table:table-row>
          <table:table-cell office:value-type="string">
            <text:p>Licznik</text:p>
          </table:table-cell>
          <table:table-cell office:value-type="string">
            <text:p>Cena - RB CRO</text:p>
          </table:table-cell>
          <table:table-cell table:number-columns-repeated="98"/>
        </table:table-row>
        <table:table-row>
          <table:table-cell office:value-type="string">
            <text:p>Całkowita cena</text:p>
          </table:table-cell>
          <table:table-cell office:value-type="string">
            <text:p>28339.20</text:p>
          </table:table-cell>
          <table:table-cell table:number-columns-repeated="98"/>
        </table:table-row>
        <table:table-row>
          <table:table-cell office:value-type="string">
            <text:p>Średnia cena</text:p>
          </table:table-cell>
          <table:table-cell office:value-type="string">
            <text:p>0.41</text:p>
          </table:table-cell>
          <table:table-cell table:number-columns-repeated="98"/>
        </table:table-row>
        <table:table-row table:number-rows-repeated="90">
          <table:table-cell/>
          <table:table-cell table:number-columns-repeated="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